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n" fo:country="US" fo:font-weight="bold" style:font-size-asian="10pt" style:language-asian="en" style:country-asian="US" style:font-weight-asian="bold" style:font-name-complex="Arial" style:font-weight-complex="bold"/>
    </style:style>
    <style:style style:name="P2" style:family="paragraph" style:parent-style-name="Standard">
      <style:text-properties fo:language="en" fo:country="US" style:language-asian="en" style:country-asian="US"/>
    </style:style>
    <style:style style:name="P3" style:family="paragraph" style:parent-style-name="Standard">
      <style:text-properties fo:language="en" fo:country="US" officeooo:paragraph-rsid="00270435" style:language-asian="en" style:country-asian="US"/>
    </style:style>
    <style:style style:name="P4" style:family="paragraph" style:parent-style-name="Standard">
      <style:paragraph-properties fo:margin-left="0.751cm" fo:margin-right="0cm" fo:text-indent="-0.751cm" style:auto-text-indent="false"/>
    </style:style>
    <style:style style:name="P5" style:family="paragraph" style:parent-style-name="Standard">
      <style:paragraph-properties fo:margin-left="0.751cm" fo:margin-right="0cm" fo:text-indent="-0.751cm" style:auto-text-indent="false"/>
      <style:text-properties fo:language="en" fo:country="US" style:text-underline-style="solid" style:text-underline-width="auto" style:text-underline-color="font-color" style:language-asian="en" style:country-asian="US"/>
    </style:style>
    <style:style style:name="P6" style:family="paragraph" style:parent-style-name="Standard">
      <style:paragraph-properties fo:margin-left="0.751cm" fo:margin-right="0cm" fo:text-indent="-0.751cm" style:auto-text-indent="false"/>
      <style:text-properties fo:language="en" fo:country="US" style:language-asian="en" style:country-asian="US"/>
    </style:style>
    <style:style style:name="P7" style:family="paragraph" style:parent-style-name="Standard">
      <style:paragraph-properties fo:margin-left="0.751cm" fo:margin-right="0cm" fo:text-indent="-0.751cm" style:auto-text-indent="false"/>
      <style:text-properties fo:language="en" fo:country="US" officeooo:paragraph-rsid="001f41d7" style:language-asian="en" style:country-asian="US"/>
    </style:style>
    <style:style style:name="P8" style:family="paragraph" style:parent-style-name="Standard">
      <style:paragraph-properties fo:margin-left="0.751cm" fo:margin-right="0cm" fo:text-indent="-0.751cm" style:auto-text-indent="false"/>
      <style:text-properties fo:language="en" fo:country="US" officeooo:paragraph-rsid="00270435" style:language-asian="en" style:country-asian="US"/>
    </style:style>
    <style:style style:name="P9" style:family="paragraph" style:parent-style-name="Standard">
      <style:paragraph-properties fo:margin-left="0.751cm" fo:margin-right="0cm" fo:text-indent="-0.751cm" style:auto-text-indent="false"/>
      <style:text-properties fo:language="en" fo:country="US" officeooo:paragraph-rsid="0027c7e1" style:language-asian="en" style:country-asian="US"/>
    </style:style>
    <style:style style:name="P10" style:family="paragraph" style:parent-style-name="Standard">
      <style:paragraph-properties fo:margin-left="0.751cm" fo:margin-right="0cm" fo:text-indent="-0.751cm" style:auto-text-indent="false"/>
      <style:text-properties style:language-asian="en" style:country-asian="US"/>
    </style:style>
    <style:style style:name="P11" style:family="paragraph" style:parent-style-name="Standard">
      <style:paragraph-properties fo:margin-left="0.751cm" fo:margin-right="0cm" fo:text-indent="-0.751cm" style:auto-text-indent="false"/>
      <style:text-properties officeooo:paragraph-rsid="00321d3e" style:language-asian="en" style:country-asian="US"/>
    </style:style>
    <style:style style:name="P12" style:family="paragraph" style:parent-style-name="Standard">
      <style:paragraph-properties fo:margin-left="0.751cm" fo:margin-right="0cm" fo:text-indent="-0.751cm" style:auto-text-indent="false"/>
      <style:text-properties officeooo:paragraph-rsid="00372f70" style:language-asian="en" style:country-asian="US"/>
    </style:style>
    <style:style style:name="P13" style:family="paragraph" style:parent-style-name="Standard">
      <style:paragraph-properties fo:margin-left="0.751cm" fo:margin-right="0cm" fo:text-indent="-0.751cm" style:auto-text-indent="false"/>
      <style:text-properties style:text-underline-style="solid" style:text-underline-width="auto" style:text-underline-color="font-color" style:language-asian="en" style:country-asian="US"/>
    </style:style>
    <style:style style:name="P14" style:family="paragraph" style:parent-style-name="Standard">
      <style:paragraph-properties fo:margin-left="0.751cm" fo:margin-right="0cm" fo:text-indent="-0.751cm" style:auto-text-indent="false"/>
      <style:text-properties officeooo:paragraph-rsid="00270435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0pt" fo:font-weight="bold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 style:language-asian="en" style:country-asian="US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US" style:text-underline-style="solid" style:text-underline-width="auto" style:text-underline-color="font-color" style:language-asian="en" style:country-asian="US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language-asian="en" style:country-asian="US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31078b" style:language-asian="en" style:country-asian="US"/>
    </style:style>
    <style:style style:name="T1" style:family="text">
      <style:text-properties style:language-asian="en" style:country-asian="US"/>
    </style:style>
    <style:style style:name="T2" style:family="text">
      <style:text-properties officeooo:rsid="003b2b01" style:language-asian="en" style:country-asian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style:text-underline-style="solid" style:text-underline-width="auto" style:text-underline-color="font-color" style:language-asian="en" style:country-asian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language-asian="en" style:country-asian="US"/>
    </style:style>
    <style:style style:name="T8" style:family="text">
      <style:text-properties style:font-name="Wingdings" fo:language="en" fo:country="US" style:font-name-asian="Wingdings" style:language-asian="en" style:country-asian="US" style:font-name-complex="Wingdings"/>
    </style:style>
    <style:style style:name="T9" style:family="text">
      <style:text-properties fo:font-style="italic" style:text-underline-style="solid" style:text-underline-width="auto" style:text-underline-color="font-color" style:language-asian="en" style:country-asian="US" style:font-style-asian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b2b01" style:font-weight-asian="bold" style:font-weight-complex="bold"/>
    </style:style>
    <style:style style:name="T12" style:family="text">
      <style:text-properties fo:font-weight="bold" style:language-asian="en" style:country-asian="US" style:font-weight-asian="bold" style:font-weight-complex="bold"/>
    </style:style>
    <style:style style:name="T13" style:family="text">
      <style:text-properties fo:font-weight="bold" officeooo:rsid="003b2b01" style:language-asian="en" style:country-asian="US" style:font-weight-asian="bold" style:font-weight-complex="bold"/>
    </style:style>
    <style:style style:name="T14" style:family="text">
      <style:text-properties fo:color="#0066b3" style:font-name="Wingdings" fo:font-weight="bold" style:font-name-asian="Wingdings" style:font-weight-asian="bold" style:font-name-complex="Wingdings" style:font-weight-complex="bold"/>
    </style:style>
    <style:style style:name="T15" style:family="text">
      <style:text-properties fo:color="#0066b3" style:font-name="Wingdings" fo:language="en" fo:country="US" fo:font-weight="bold" style:font-name-asian="Wingdings" style:language-asian="en" style:country-asian="US" style:font-weight-asian="bold" style:font-name-complex="Wingdings" style:font-weight-complex="bold"/>
    </style:style>
    <style:style style:name="T16" style:family="text">
      <style:text-properties fo:color="#0066b3" style:font-name="Wingdings" fo:language="en" fo:country="US" fo:font-weight="bold" style:font-name-asian="Wingdings" style:font-weight-asian="bold" style:font-name-complex="Wingdings" style:font-weight-complex="bold"/>
    </style:style>
    <style:style style:name="T17" style:family="text">
      <style:text-properties fo:color="#0066b3" fo:font-weight="bold" style:font-weight-asian="bold" style:font-weight-complex="bold"/>
    </style:style>
    <style:style style:name="T18" style:family="text">
      <style:text-properties fo:color="#0066b3" fo:font-weight="bold" officeooo:rsid="0021aea4" style:font-weight-asian="bold" style:font-weight-complex="bold"/>
    </style:style>
    <style:style style:name="T19" style:family="text">
      <style:text-properties fo:color="#0066b3" fo:font-weight="bold" officeooo:rsid="0023f387" style:font-weight-asian="bold" style:font-weight-complex="bold"/>
    </style:style>
    <style:style style:name="T20" style:family="text">
      <style:text-properties fo:color="#0066b3" fo:font-weight="bold" officeooo:rsid="0025415a" style:font-weight-asian="bold" style:font-weight-complex="bold"/>
    </style:style>
    <style:style style:name="T21" style:family="text">
      <style:text-properties fo:color="#0066b3" fo:font-weight="bold" officeooo:rsid="0027c7e1" style:font-weight-asian="bold" style:font-weight-complex="bold"/>
    </style:style>
    <style:style style:name="T22" style:family="text">
      <style:text-properties fo:color="#0066b3" fo:font-weight="bold" officeooo:rsid="0028a353" style:font-weight-asian="bold" style:font-weight-complex="bold"/>
    </style:style>
    <style:style style:name="T23" style:family="text">
      <style:text-properties fo:color="#0066b3" fo:font-weight="bold" officeooo:rsid="002d12c1" style:font-weight-asian="bold" style:font-weight-complex="bold"/>
    </style:style>
    <style:style style:name="T24" style:family="text">
      <style:text-properties fo:color="#0066b3" fo:font-weight="bold" officeooo:rsid="002d5218" style:font-weight-asian="bold" style:font-weight-complex="bold"/>
    </style:style>
    <style:style style:name="T25" style:family="text">
      <style:text-properties fo:color="#0066b3" fo:font-weight="bold" officeooo:rsid="002ec6b8" style:font-weight-asian="bold" style:font-weight-complex="bold"/>
    </style:style>
    <style:style style:name="T26" style:family="text">
      <style:text-properties fo:color="#0066b3" fo:font-weight="bold" officeooo:rsid="0035b81b" style:font-weight-asian="bold" style:font-weight-complex="bold"/>
    </style:style>
    <style:style style:name="T27" style:family="text">
      <style:text-properties fo:color="#0066b3" fo:font-weight="bold" officeooo:rsid="00372f70" style:font-weight-asian="bold" style:font-weight-complex="bold"/>
    </style:style>
    <style:style style:name="T28" style:family="text">
      <style:text-properties fo:color="#0066b3" fo:font-weight="bold" officeooo:rsid="003b2b01" style:font-weight-asian="bold" style:font-weight-complex="bold"/>
    </style:style>
    <style:style style:name="T29" style:family="text">
      <style:text-properties fo:color="#0066b3" fo:font-weight="bold" style:language-asian="en" style:country-asian="US" style:font-weight-asian="bold" style:font-weight-complex="bold"/>
    </style:style>
    <style:style style:name="T30" style:family="text">
      <style:text-properties fo:color="#0066b3" fo:font-weight="bold" officeooo:rsid="0035b81b" style:language-asian="en" style:country-asian="US" style:font-weight-asian="bold" style:font-weight-complex="bold"/>
    </style:style>
    <style:style style:name="T31" style:family="text">
      <style:text-properties fo:color="#0066b3" fo:font-weight="bold" officeooo:rsid="00372f70" style:language-asian="en" style:country-asian="US" style:font-weight-asian="bold" style:font-weight-complex="bold"/>
    </style:style>
    <style:style style:name="T32" style:family="text">
      <style:text-properties fo:color="#0066b3" fo:font-weight="bold" officeooo:rsid="003b2b01" style:language-asian="en" style:country-asian="US" style:font-weight-asian="bold" style:font-weight-complex="bold"/>
    </style:style>
    <style:style style:name="T33" style:family="text">
      <style:text-properties fo:color="#0066b3" fo:language="en" fo:country="US" fo:font-weight="bold" officeooo:rsid="00206d66" style:language-asian="en" style:country-asian="US" style:font-weight-asian="bold" style:font-weight-complex="bold"/>
    </style:style>
    <style:style style:name="T34" style:family="text">
      <style:text-properties fo:color="#0066b3" fo:language="en" fo:country="US" fo:font-weight="bold" officeooo:rsid="0023443a" style:language-asian="en" style:country-asian="US" style:font-weight-asian="bold" style:font-weight-complex="bold"/>
    </style:style>
    <style:style style:name="T35" style:family="text">
      <style:text-properties fo:color="#0066b3" fo:language="en" fo:country="US" fo:font-weight="bold" officeooo:rsid="0023f387" style:language-asian="en" style:country-asian="US" style:font-weight-asian="bold" style:font-weight-complex="bold"/>
    </style:style>
    <style:style style:name="T36" style:family="text">
      <style:text-properties fo:color="#0066b3" fo:language="en" fo:country="US" fo:font-weight="bold" officeooo:rsid="0029f1d6" style:language-asian="en" style:country-asian="US" style:font-weight-asian="bold" style:font-weight-complex="bold"/>
    </style:style>
    <style:style style:name="T37" style:family="text">
      <style:text-properties fo:color="#0066b3" fo:language="en" fo:country="US" fo:font-weight="bold" officeooo:rsid="002bb3de" style:language-asian="en" style:country-asian="US" style:font-weight-asian="bold" style:font-weight-complex="bold"/>
    </style:style>
    <style:style style:name="T38" style:family="text">
      <style:text-properties fo:color="#0066b3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0066b3" fo:font-style="normal" fo:font-weight="bold" officeooo:rsid="002ec6b8" style:font-style-asian="normal" style:font-weight-asian="bold" style:font-style-complex="normal" style:font-weight-complex="bold"/>
    </style:style>
    <style:style style:name="T40" style:family="text">
      <style:text-properties fo:color="#0066b3" fo:font-weight="normal" style:language-asian="en" style:country-asian="US" style:font-weight-asian="normal" style:font-weight-complex="normal"/>
    </style:style>
    <style:style style:name="T41" style:family="text">
      <style:text-properties fo:color="#ef413d" fo:language="en" fo:country="US" fo:font-weight="bold" style:language-asian="en" style:country-asian="US" style:font-weight-asian="bold" style:font-weight-complex="bold"/>
    </style:style>
    <style:style style:name="T42" style:family="text">
      <style:text-properties fo:color="#ef413d" fo:font-weight="bold" style:font-weight-asian="bold" style:font-weight-complex="bold"/>
    </style:style>
    <style:style style:name="T43" style:family="text">
      <style:text-properties officeooo:rsid="0028a353"/>
    </style:style>
    <style:style style:name="T44" style:family="text">
      <style:text-properties officeooo:rsid="002d12c1"/>
    </style:style>
    <style:style style:name="T45" style:family="text">
      <style:text-properties officeooo:rsid="002d5218"/>
    </style:style>
    <style:style style:name="T46" style:family="text">
      <style:text-properties officeooo:rsid="002ec6b8"/>
    </style:style>
    <style:style style:name="T47" style:family="text">
      <style:text-properties style:text-underline-style="none" style:language-asian="en" style:country-asian="US"/>
    </style:style>
    <style:style style:name="T48" style:family="text">
      <style:text-properties officeooo:rsid="003b2b01"/>
    </style:style>
    <style:style style:name="T49" style:family="text">
      <style:text-properties style:use-window-font-color="true" style:language-asian="en" style:country-asian="US"/>
    </style:style>
    <style:style style:name="T5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rammar Revision – PRESENT PERFECT</text:p>
      <text:p text:style-name="P1"/>
      <text:p text:style-name="P16"><text:span text:style-name="T5">A. One sentence has a mistake. Which sentence is correct?</text:span></text:p>
      <text:p text:style-name="P5"/>
      <text:p text:style-name="P6">a I never have read this book.</text:p>
      <text:p text:style-name="P4"><text:span text:style-name="T4">b I have never read this book. </text:span><text:span text:style-name="T8"></text:span></text:p>
      <text:p text:style-name="P6"/>
      <text:p text:style-name="P7">1 a Have you ever been to Italy?<text:span text:style-name="T14"></text:span><text:tab/><text:tab/><text:tab/>4 a Joy have not phoned yet.</text:p>
      <text:p text:style-name="P7">b Were you ever in Italy?<text:tab/><text:tab/><text:tab/><text:tab/>b Joy has not phoned yet.<text:span text:style-name="T14"></text:span></text:p>
      <text:p text:style-name="P6"/>
      <text:p text:style-name="P6">2 a He has done already his homework.<text:tab/><text:tab/>5 a Pete isn't here. He is gone to the bank.</text:p>
      <text:p text:style-name="P7">b He has already done his homework.<text:span text:style-name="T14"></text:span><text:tab/><text:tab/>b Pete isn't here. He has gone to the bank.<text:span text:style-name="T14"></text:span></text:p>
      <text:p text:style-name="P6"/>
      <text:p text:style-name="P7">3 a Have you written to Sue in the last time?<text:tab/>6 a I've been to Finland before.<text:span text:style-name="T14"></text:span></text:p>
      <text:p text:style-name="P7">b Have you written to Sue lately?<text:span text:style-name="T14"></text:span><text:tab/><text:tab/><text:tab/>b I've been in Finland before.</text:p>
      <text:p text:style-name="P6"/>
      <text:p text:style-name="P4"><text:span text:style-name="T5">B. Make complete sentences.</text:span></text:p>
      <text:p text:style-name="P5"/>
      <text:p text:style-name="P4"><text:span text:style-name="T4">(never) I / be / Canada <text:tab/>I've never been to Canada.</text:span></text:p>
      <text:p text:style-name="P6"/>
      <text:p text:style-name="P6">1 (before) Paul / be / the USA<text:tab/><text:tab/><text:span text:style-name="T18">Paul has never been to the USA before.</text:span></text:p>
      <text:p text:style-name="P4"><text:span text:style-name="T4">2 (ever) you /smoke?<text:tab/><text:tab/><text:tab/><text:tab/></text:span><text:span text:style-name="T33">Have you ever smoked?</text:span></text:p>
      <text:p text:style-name="P4"><text:span text:style-name="T4">3 (just) I / finish writing the protocol<text:tab/><text:tab/></text:span><text:span text:style-name="T33">I’</text:span><text:span text:style-name="T34">ve</text:span><text:span text:style-name="T33"> just finished writing the protocol.</text:span></text:p>
      <text:p text:style-name="P4"><text:span text:style-name="T4">4 (yet) you / write your homework?<text:tab/> <text:s text:c="3"/></text:span><text:span text:style-name="T41">?</text:span><text:span text:style-name="T4"><text:tab/></text:span><text:span text:style-name="T34">Did you write your homework yet?</text:span></text:p>
      <text:p text:style-name="P4"><text:span text:style-name="T4">5 (always) we / want to go to Israel <text:tab/><text:tab/></text:span><text:span text:style-name="T33">We always wanted to go to Israel.</text:span></text:p>
      <text:p text:style-name="P6">6 (recently) I / have a lot of work<text:tab/><text:tab/><text:span text:style-name="T18">Recently I’ve had a lot of work.</text:span></text:p>
      <text:p text:style-name="P6"/>
      <text:p text:style-name="P5">C. Complete these dialogues with the verbs in the correct form.</text:p>
      <text:p text:style-name="P5"/>
      <text:p text:style-name="P6">A: Let's go to the theatre tomorrow.</text:p>
      <text:p text:style-name="P6">B: That's a good idea. I haven't been (not be) to the theatre lately.</text:p>
      <text:p text:style-name="P6"/>
      <text:p text:style-name="P6">1 A: What's the matter with Tom?</text:p>
      <text:p text:style-name="P6">B: He <text:span text:style-name="T19">just heared</text:span> (just hear) some bad news.</text:p>
      <text:p text:style-name="P6"/>
      <text:p text:style-name="P6">2 A: What's the new Chinese restaurant like?</text:p>
      <text:p text:style-name="P6">B: I don't know. I <text:span text:style-name="T19">haven’t been</text:span> (not be) there yet.</text:p>
      <text:p text:style-name="P4"><text:span text:style-name="T4"/></text:p>
      <text:p text:style-name="P4"><text:span text:style-name="T4">3 A: Are your </text:span><text:span text:style-name="T1">flatmates</text:span><text:span text:style-name="T4"> at home or </text:span><text:span text:style-name="T35">did they go out</text:span><text:span text:style-name="T4"> (they/go out)?</text:span></text:p>
      <text:p text:style-name="P6">B: I'm afraid you <text:span text:style-name="T19">just missed</text:span> (just miss) them. They <text:span text:style-name="T19">went</text:span> (go) to the cinema.</text:p>
      <text:p text:style-name="P6"/>
      <text:p text:style-name="P6">4 A. <text:span text:style-name="T20">Has your husband given up</text:span> (your husband/give up) smoking yet?</text:p>
      <text:p text:style-name="P6">B: No, he <text:span text:style-name="T20">had</text:span> (have) a lot of problems.</text:p>
      <text:p text:style-name="P6"/>
      <text:p text:style-name="P18"/>
      <text:p text:style-name="P18">D. One sentence has a mistake. Which sentence is correct?</text:p>
      <text:p text:style-name="P5"/>
      <text:p text:style-name="P3">1 a We've been married since June. <text:span text:style-name="T14"></text:span></text:p>
      <text:p text:style-name="P6">b We are married since June.</text:p>
      <text:p text:style-name="P6"/>
      <text:p text:style-name="P4"><text:span text:style-name="T4">2 a How long do you know Kevin?</text:span></text:p>
      <text:p text:style-name="P14"><text:span text:style-name="T4">b How long have you known Kevin?<text:tab/> </text:span><text:span text:style-name="T15"></text:span></text:p>
      <text:p text:style-name="P17"><text:soft-page-break/></text:p>
      <text:p text:style-name="P6">3 a Jane has been here since two weeks.</text:p>
      <text:p text:style-name="P8">b Jane has been here for two weeks. <text:span text:style-name="T14"></text:span></text:p>
      <text:p text:style-name="P6"/>
      <text:p text:style-name="P6">4 a How long have you this car?</text:p>
      <text:p text:style-name="P8">b How long have you had this car? <text:span text:style-name="T14"></text:span></text:p>
      <text:p text:style-name="P6"/>
      <text:p text:style-name="P6">5 a We know each other since our school days.</text:p>
      <text:p text:style-name="P8">b We've known each other since our school days. <text:span text:style-name="T14"></text:span></text:p>
      <text:p text:style-name="P6"/>
      <text:p text:style-name="P8">6 a I've always wanted to go to LA — next year maybe. <text:span text:style-name="T14"></text:span></text:p>
      <text:p text:style-name="P6">b I always wanted to go to LA — next year maybe.</text:p>
      <text:p text:style-name="P6"/>
      <text:p text:style-name="P6">7 a I have a headache all morning.</text:p>
      <text:p text:style-name="P8">b I've had a headache all morning. <text:span text:style-name="T14"></text:span></text:p>
      <text:p text:style-name="P2"/>
      <text:p text:style-name="P5">E. Since or for?</text:p>
      <text:p text:style-name="P5"/>
      <text:p text:style-name="P6">1 They've been married <text:span text:style-name="T21">since</text:span> 1992.</text:p>
      <text:p text:style-name="P6">2 We've known each other <text:span text:style-name="T21">for</text:span> ages.</text:p>
      <text:p text:style-name="P9">3 Alan has had visitors <text:span text:style-name="T21">since</text:span> last week.</text:p>
      <text:p text:style-name="P9">4 Angela has been in Wales <text:span text:style-name="T21">since</text:span> the end of June.</text:p>
      <text:p text:style-name="P9">5 I haven't felt well <text:span text:style-name="T21">since</text:span> I got up.</text:p>
      <text:p text:style-name="P9">6 We haven't had a holiday <text:span text:style-name="T21">for</text:span> two years.</text:p>
      <text:p text:style-name="P6"/>
      <text:p text:style-name="P5">F. Complete these dialogues with the verbs in the correct form and choose since or for.</text:p>
      <text:p text:style-name="P5"/>
      <text:p text:style-name="P17">1 A. <text:span text:style-name="T22">Have you met</text:span><text:span text:style-name="T43"> </text:span>(you/meet) Carol before?</text:p>
      <text:p text:style-name="P4"><text:span text:style-name="T4">B: Yes, we </text:span><text:span text:style-name="T36">knew</text:span><text:span text:style-name="T4"> (know) each other </text:span><text:span text:style-name="T36">since </text:span><text:span text:style-name="T4">we were students, but we</text:span></text:p>
      <text:p text:style-name="P4"><text:span text:style-name="T4"><text:s/></text:span><text:span text:style-name="T37">haven’t seen</text:span><text:span text:style-name="T4"> (not see) each other </text:span><text:span text:style-name="T37">for</text:span><text:span text:style-name="T4"> years.</text:span></text:p>
      <text:p text:style-name="P6"/>
      <text:p text:style-name="P6">2 A: How long <text:span text:style-name="T23">has your sister been</text:span><text:span text:style-name="T44"> </text:span>(your sister/be) in France?</text:p>
      <text:p text:style-name="P6">B: <text:span text:style-name="T23">Since</text:span><text:span text:style-name="T44"> </text:span>the beginning of the month. She <text:span text:style-name="T23">only wrote</text:span><text:span text:style-name="T44"> </text:span>(only write) once so far.</text:p>
      <text:p text:style-name="P6"/>
      <text:p text:style-name="P6">3 A: I <text:span text:style-name="T23">haven’t heard</text:span> (not hear) from Barry and Julie <text:span text:style-name="T23">since</text:span> their party. <text:span text:style-name="T23">Have you seen</text:span> (you/see) them recently?</text:p>
      <text:p text:style-name="P6">B: Julie <text:span text:style-name="T24">has been</text:span> (be) away twice this month. I <text:span text:style-name="T24">haven’t spoken</text:span> (not speak) to her <text:span text:style-name="T24">for</text:span><text:span text:style-name="T45"> </text:span>several days now.</text:p>
      <text:p text:style-name="P6"/>
      <text:p text:style-name="P6">4 A: I <text:span text:style-name="T25">always wanted</text:span> (always want) to go to New Zealand. <text:span text:style-name="T25">Have you ever been</text:span> (you/ever be) there?</text:p>
      <text:p text:style-name="P6">B: No, I haven't. Actually, I <text:span text:style-name="T25">haven’t had</text:span><text:span text:style-name="T46"> </text:span>(not have) a real holiday <text:span text:style-name="T25">for</text:span><text:span text:style-name="T46"> </text:span>a long time.</text:p>
      <text:p text:style-name="P6"/>
      <text:p text:style-name="P6">5 A: How long <text:span text:style-name="T25">have you been</text:span> (you/be) with this company?</text:p>
      <text:p text:style-name="P6">B: Too long! I <text:span text:style-name="T38">‘</text:span><text:span text:style-name="T39">ve been</text:span><text:span text:style-name="T46"> </text:span>(be) here <text:span text:style-name="T25">since</text:span><text:span text:style-name="T46"> </text:span>I left school. I <text:span text:style-name="T17">‘</text:span><text:span text:style-name="T25">ve</text:span><text:span text:style-name="T17"> </text:span><text:span text:style-name="T25">never had</text:span> (never have) another job.</text:p>
      <text:p text:style-name="P16"><text:span text:style-name="T7"/></text:p>
      <text:p text:style-name="P16"><text:span text:style-name="T7"/></text:p>
      <text:p text:style-name="P16"><text:span text:style-name="T7">G. Present Perfect Simple or Progressive? Which sentence is correct?</text:span><text:span text:style-name="T47"><text:tab/></text:span></text:p>
      <text:p text:style-name="P13"/>
      <text:p text:style-name="P20">1 a <text:s/>John is living here since 1998.</text:p>
      <text:p text:style-name="P11">b John has been living here since 1998. <text:span text:style-name="T3"><text:s/></text:span><text:span text:style-name="T16"></text:span></text:p>
      <text:p text:style-name="P10"/>
      <text:p text:style-name="P10">2 a <text:s/>I have been working at this bank since 14 years. </text:p>
      <text:p text:style-name="P11"><text:s/>b <text:s/>I have been working at this bank for 14 years.<text:span text:style-name="T3"> </text:span><text:span text:style-name="T16"></text:span></text:p>
      <text:p text:style-name="P10"/>
      <text:p text:style-name="P10"><text:soft-page-break/>3 a Have your parents always been living in Bristol? <text:s text:c="2"/></text:p>
      <text:p text:style-name="P11">b Have your parents always lived in Bristol?<text:span text:style-name="T3"> </text:span><text:span text:style-name="T16"></text:span></text:p>
      <text:p text:style-name="P10"/>
      <text:p text:style-name="P10">4 a Sorry, I‘m late. Are you waiting long?<text:tab/> <text:s/></text:p>
      <text:p text:style-name="P11">b Sorry, I‘m late. Have you been waiting long?<text:span text:style-name="T3"> </text:span><text:span text:style-name="T16"></text:span></text:p>
      <text:p text:style-name="P10"/>
      <text:p text:style-name="P11">5 a <text:s/>We‘ve known each other for years.<text:span text:style-name="T3"> </text:span><text:span text:style-name="T16"></text:span> <text:s text:c="4"/></text:p>
      <text:p text:style-name="P4"><text:span text:style-name="T1"><text:s text:c="2"/>b We know each other for years.</text:span></text:p>
      <text:p text:style-name="P10"/>
      <text:p text:style-name="P11">6 a <text:s/>How long has Jane been living in the USA?<text:span text:style-name="T3"> </text:span><text:span text:style-name="T16"></text:span></text:p>
      <text:p text:style-name="P11">b How long does Jane live in the USA?</text:p>
      <text:p text:style-name="P10"/>
      <text:p text:style-name="P4"><text:span text:style-name="T1">7 a <text:s/>I‘m so tired! I’m doing a lot of overtime recently. <text:s text:c="2"/></text:span></text:p>
      <text:p text:style-name="P10"><text:s text:c="3"/>b I‘m so tired! I‘ve been doing a lot of overtime recently.<text:span text:style-name="T3"> </text:span><text:span text:style-name="T16"></text:span></text:p>
      <text:p text:style-name="P10"/>
      <text:p text:style-name="P4"><text:span text:style-name="T7">H. <text:s/>Ask questions with How long...? Give answers with </text:span><text:span text:style-name="T9">for</text:span><text:span text:style-name="T7"> or </text:span><text:span text:style-name="T9">since</text:span><text:span text:style-name="T7">.</text:span></text:p>
      <text:p text:style-name="P13"/>
      <text:p text:style-name="P4"><text:span text:style-name="T1">1 A: <text:tab/>you /study at this university? <text:tab/><text:tab/></text:span><text:span text:style-name="T29">How long have you been studying at this university? </text:span></text:p>
      <text:p text:style-name="P4"><text:span text:style-name="T1"><text:s text:c="3"/>B: <text:tab/>last October<text:tab/><text:tab/><text:tab/><text:tab/><text:tab/></text:span><text:span text:style-name="T30">Since last October.</text:span></text:p>
      <text:p text:style-name="P4"><text:span text:style-name="T1"/></text:p>
      <text:p text:style-name="P4"><text:span text:style-name="T1">2 A: <text:s/>you / wait?<text:tab/><text:tab/><text:tab/><text:tab/><text:tab/></text:span><text:span text:style-name="T30">How long did you wait?</text:span></text:p>
      <text:p text:style-name="P10"><text:s text:c="3"/>B: <text:s/>20 minutes<text:tab/><text:tab/><text:tab/><text:tab/><text:tab/><text:span text:style-name="T26">For 20 minutes.</text:span></text:p>
      <text:p text:style-name="P4"><text:span text:style-name="T1"/></text:p>
      <text:p text:style-name="P4"><text:span text:style-name="T1">3 <text:s/>A: they /look for a new flat?<text:tab/><text:tab/><text:tab/></text:span><text:span text:style-name="T30">How long have they been looking for a new flat?</text:span></text:p>
      <text:p text:style-name="P10"><text:s text:c="4"/>B: ages<text:tab/><text:tab/><text:tab/><text:tab/><text:tab/><text:tab/><text:span text:style-name="T26">For ages.</text:span></text:p>
      <text:p text:style-name="P4"><text:span text:style-name="T1"/></text:p>
      <text:p text:style-name="P4"><text:span text:style-name="T1">4 <text:s/>A: your sister / be in London?<text:tab/><text:tab/><text:tab/></text:span><text:span text:style-name="T30">How long has your sister been in London?</text:span></text:p>
      <text:p text:style-name="P4"><text:span text:style-name="T1"><text:s text:c="4"/>B:<text:tab/>3 month<text:tab/><text:tab/><text:tab/><text:tab/><text:tab/></text:span><text:span text:style-name="T30">For three months.</text:span></text:p>
      <text:p text:style-name="P4"><text:span text:style-name="T1"/></text:p>
      <text:p text:style-name="P4"><text:span text:style-name="T1">5 <text:s text:c="2"/>A: you / know him?<text:tab/><text:tab/><text:tab/><text:tab/></text:span><text:span text:style-name="T31">How long do you know him?</text:span></text:p>
      <text:p text:style-name="P10"><text:s text:c="5"/>B: I / leave school<text:tab/><text:tab/><text:tab/><text:tab/><text:tab/><text:span text:style-name="T27">Since I left school.</text:span></text:p>
      <text:p text:style-name="P10"/>
      <text:p text:style-name="P10">6 <text:s/>A: your friends / <text:s/>travel round Europe?<text:tab/> <text:s text:c="2"/><text:span text:style-name="T42">?</text:span><text:tab/><text:span text:style-name="T27">How long did your friends travel around Europe?</text:span></text:p>
      <text:p text:style-name="P12"><text:s text:c="4"/>B: the beginning of the summer holidays.<text:tab/><text:tab/><text:span text:style-name="T27">Since the beginning of the summer holidays.</text:span></text:p>
      <text:p text:style-name="P10"/>
      <text:p text:style-name="P4"><text:span text:style-name="T7">I. Complete these dialogues with the verbs in the correct form. </text:span></text:p>
      <text:p text:style-name="P4"><text:span text:style-name="T7"><text:s text:c="5"/>Use the present perfect continuous where possible. Choose </text:span><text:span text:style-name="T9">since</text:span><text:span text:style-name="T7"> or </text:span><text:span text:style-name="T9">for</text:span><text:span text:style-name="T7">.</text:span></text:p>
      <text:p text:style-name="P13"/>
      <text:p text:style-name="P10">1 <text:s/>A: Is your son still in Australia?</text:p>
      <text:p text:style-name="P10"><text:s text:c="4"/>B: Yes, he <text:span text:style-name="T28">works</text:span><text:span text:style-name="T48"> </text:span>(work) there <text:span text:style-name="T17">since</text:span> he <text:span text:style-name="T28">left</text:span> (leave) university.</text:p>
      <text:p text:style-name="P4"><text:span text:style-name="T1"/></text:p>
      <text:p text:style-name="P4"><text:span text:style-name="T1">2 <text:s/>A: How long </text:span><text:span text:style-name="T32">did you look for</text:span><text:span text:style-name="T2"> </text:span><text:span text:style-name="T1">(you/look for) a new job?</text:span></text:p>
      <text:p text:style-name="P10"><text:s text:c="4"/>B: Since May. I <text:span text:style-name="T28">knew</text:span><text:span text:style-name="T48"> </text:span>(know) <text:span text:style-name="T17">since</text:span> then that the firm will probably close down.</text:p>
      <text:p text:style-name="P4"><text:span text:style-name="T1"/></text:p>
      <text:p text:style-name="P4"><text:span text:style-name="T1">3 <text:s text:c="2"/>A: What‘s the matter? You </text:span><text:span text:style-name="T32">stared</text:span><text:span text:style-name="T1"> (stare) out of the window for ages.</text:span></text:p>
      <text:p text:style-name="P19"><text:s text:c="5"/>B: I <text:span text:style-name="T28">was thinking about</text:span><text:span text:style-name="T48"> </text:span>(think about) my mother. She <text:span text:style-name="T28">has been</text:span><text:span text:style-name="T48"> </text:span>(be) in hospital</text:p>
      <text:p text:style-name="P10"><text:tab/><text:span text:style-name="T17">since</text:span> last Wednesday.</text:p>
      <text:p text:style-name="P4"><text:span text:style-name="T1"><text:s text:c="6"/>A. I didn't realize she wasn‘t well. How long </text:span><text:span text:style-name="T32">has she been</text:span><text:span text:style-name="T2"> </text:span><text:span text:style-name="T1">( she/be) ill?</text:span></text:p>
      <text:p text:style-name="P4"><text:span text:style-name="T1"/></text:p>
      <text:p text:style-name="P4"><text:span text:style-name="T1">4 A: Where have you been? I </text:span><text:span text:style-name="T32">waited</text:span><text:span text:style-name="T2"> </text:span><text:span text:style-name="T1">(wait) for over 30 minutes!</text:span></text:p>
      <text:p text:style-name="P4"><text:span text:style-name="T1"><text:s text:c="4"/>B: I'm sorry. I </text:span><text:span text:style-name="T32">tried</text:span><text:span text:style-name="T2"> <text:s/></text:span><text:span text:style-name="T1">(try) to reach you on your mobile </text:span><text:span text:style-name="T29">since</text:span><text:span text:style-name="T49"> I </text:span><text:span text:style-name="T32">left</text:span><text:span text:style-name="T2"> </text:span><text:span text:style-name="T1">(leave)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2cm" fo:page-height="29.73cm" style:num-format="1" style:print-orientation="portrait" fo:margin-top="1.499cm" fo:margin-bottom="1.199cm" fo:margin-left="1.08cm" fo:margin-right="0.826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hmen1" text:anchor-type="paragraph" svg:y="0.002cm" draw:z-index="0"><draw:text-box fo:min-height="0.058cm" fo:min-width="0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Admin</meta:initial-creator>
    <meta:creation-date>2015-11-18T17:12:00</meta:creation-date>
    <dc:date>2020-05-02T18:42:49.643000000</dc:date>
    <meta:print-date>2016-10-25T20:15:00</meta:print-date>
    <meta:editing-cycles>26</meta:editing-cycles>
    <meta:editing-duration>PT1H7M57S</meta:editing-duration>
    <meta:generator>LibreOffice/5.4.5.1$Windows_X86_64 LibreOffice_project/79c9829dd5d8054ec39a82dc51cd9eff340dbee8</meta:generator>
    <meta:document-statistic meta:table-count="0" meta:image-count="0" meta:object-count="0" meta:page-count="3" meta:paragraph-count="104" meta:word-count="1157" meta:character-count="5734" meta:non-whitespace-character-count="4523"/>
  </office:meta>
</office:document-meta>
</file>